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002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002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002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002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002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002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002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002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002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002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002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002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002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002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002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002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002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Wilmer Rafael Aguilera Diaz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9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313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us Rafael 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50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6.3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5" meta:non-whitespace-character-count="996"/>
    <meta:template xlink:type="simple" xlink:actuate="onRequest" xlink:title="Normal" xlink:href=""/>
  </office:meta>
</office:document-meta>
</file>